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D00000145DBC42DC07B9AE669.png" manifest:media-type="image/png"/>
  <manifest:file-entry manifest:full-path="Pictures/100000000000022D00000145EF93ECD490221910.png" manifest:media-type="image/png"/>
  <manifest:file-entry manifest:full-path="Pictures/100000000000022D000001459042087315A56B37.png" manifest:media-type="image/png"/>
  <manifest:file-entry manifest:full-path="Pictures/100000000000022D0000014588088943B135C6B2.png" manifest:media-type="image/png"/>
  <manifest:file-entry manifest:full-path="Pictures/100000000000022D000001456F0D2723132D5DD8.png" manifest:media-type="image/png"/>
  <manifest:file-entry manifest:full-path="Pictures/100000000000022D00000145007654447A165E74.png" manifest:media-type="image/png"/>
  <manifest:file-entry manifest:full-path="Pictures/100000000000022D00000145031D3B081DD72B7F.png" manifest:media-type="image/png"/>
  <manifest:file-entry manifest:full-path="Pictures/100000000000022D000001455EE5AC8EFE06D631.png" manifest:media-type="image/png"/>
  <manifest:file-entry manifest:full-path="Pictures/100000000000022D000001450A0681ACC737D84B.png" manifest:media-type="image/png"/>
  <manifest:file-entry manifest:full-path="Pictures/100000000000022D000001457CE30D6CE4600CC5.png" manifest:media-type="image/png"/>
  <manifest:file-entry manifest:full-path="Pictures/100000000000022D000001458EC5B13CFE13F6CD.png" manifest:media-type="image/png"/>
  <manifest:file-entry manifest:full-path="Pictures/100000000000022D000001457E8AB762189DAF0C.png" manifest:media-type="image/png"/>
  <manifest:file-entry manifest:full-path="Pictures/100000000000022D000001455A4A83B2A40546F3.png" manifest:media-type="image/png"/>
  <manifest:file-entry manifest:full-path="Pictures/100000000000022D0000014552C1DC8618CE716F.png" manifest:media-type="image/png"/>
  <manifest:file-entry manifest:full-path="Pictures/100000000000022D0000014558E131CB14B32E7F.png" manifest:media-type="image/png"/>
  <manifest:file-entry manifest:full-path="Pictures/100000000000022D00000145547BD4F015BD3233.png" manifest:media-type="image/png"/>
  <manifest:file-entry manifest:full-path="Pictures/100000000000022D000001459EF8556DA8E41851.png" manifest:media-type="image/png"/>
  <manifest:file-entry manifest:full-path="Pictures/100000000000022D00000145EC4210310F574E0E.png" manifest:media-type="image/png"/>
  <manifest:file-entry manifest:full-path="Pictures/100000000000022D00000145E32154A7B246CB44.png" manifest:media-type="image/png"/>
  <manifest:file-entry manifest:full-path="Pictures/100000000000022D00000145ADC20CC510D86DB1.png" manifest:media-type="image/png"/>
  <manifest:file-entry manifest:full-path="Pictures/100000000000022D00000145AB01C082DF00E933.png" manifest:media-type="image/png"/>
  <manifest:file-entry manifest:full-path="Pictures/100000000000022D0000014518D98505FE7E5284.png" manifest:media-type="image/png"/>
  <manifest:file-entry manifest:full-path="Pictures/100000000000022D000001455C561525AE65E669.png" manifest:media-type="image/png"/>
  <manifest:file-entry manifest:full-path="Pictures/100000000000022D00000145D6825A2470E8E4DD.png" manifest:media-type="image/png"/>
  <manifest:file-entry manifest:full-path="Pictures/100000000000022D00000145BF27341CECCF107D.png" manifest:media-type="image/png"/>
  <manifest:file-entry manifest:full-path="Pictures/100000000000022D00000145F26734AF1F8891CF.png" manifest:media-type="image/png"/>
  <manifest:file-entry manifest:full-path="Pictures/100000000000022D00000145462EC8B11BA8ABF1.png" manifest:media-type="image/png"/>
  <manifest:file-entry manifest:full-path="Pictures/100000000000022D000001458D0A4A3E0C449600.png" manifest:media-type="image/png"/>
  <manifest:file-entry manifest:full-path="Pictures/100000000000022D00000145667B3B63274E6A30.png" manifest:media-type="image/png"/>
  <manifest:file-entry manifest:full-path="Pictures/100000000000022D0000014590019156094D7543.png" manifest:media-type="image/png"/>
  <manifest:file-entry manifest:full-path="Pictures/100000000000022D00000145A4F3097B7222AD0B.png" manifest:media-type="image/png"/>
  <manifest:file-entry manifest:full-path="Pictures/100000000000022D00000145C1F00926E1DAA298.png" manifest:media-type="image/png"/>
  <manifest:file-entry manifest:full-path="Pictures/100000000000022D00000145C142ACCDA3E4310C.png" manifest:media-type="image/png"/>
  <manifest:file-entry manifest:full-path="Pictures/100000000000022D00000145E3354464AEAE5D2F.png" manifest:media-type="image/png"/>
  <manifest:file-entry manifest:full-path="Pictures/100000000000022D00000145947A49BA0B93D260.png" manifest:media-type="image/png"/>
  <manifest:file-entry manifest:full-path="Pictures/100000000000022D00000145BE05EE3CDA92CF53.png" manifest:media-type="image/png"/>
  <manifest:file-entry manifest:full-path="Pictures/100000000000022D00000145B252C6BB5ADD7A3C.png" manifest:media-type="image/png"/>
  <manifest:file-entry manifest:full-path="Pictures/100000000000022D00000145CC6BB2D6A8724E9F.png" manifest:media-type="image/png"/>
  <manifest:file-entry manifest:full-path="Pictures/100000000000022D000001453F9FDF116D23D75F.png" manifest:media-type="image/png"/>
  <manifest:file-entry manifest:full-path="Pictures/100000000000022D0000014524999064CDD5C672.png" manifest:media-type="image/png"/>
  <manifest:file-entry manifest:full-path="Pictures/100000000000022D00000145108BDB84381C5C15.png" manifest:media-type="image/png"/>
  <manifest:file-entry manifest:full-path="Pictures/100000000000022D000001453BA9EC43CE05BDB9.png" manifest:media-type="image/png"/>
  <manifest:file-entry manifest:full-path="Pictures/100000000000022D000001457BDE643308849D19.png" manifest:media-type="image/png"/>
  <manifest:file-entry manifest:full-path="Pictures/100000000000022D000001450B182EF17FCEA353.png" manifest:media-type="image/png"/>
  <manifest:file-entry manifest:full-path="Pictures/100000000000022D0000014553721EAEC36B3175.png" manifest:media-type="image/png"/>
  <manifest:file-entry manifest:full-path="Pictures/100000000000022D00000145C9B9EA4AF57D9555.png" manifest:media-type="image/png"/>
  <manifest:file-entry manifest:full-path="Pictures/100000000000022D00000145E6738B9B797931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1" text:anchor-type="as-char" svg:width="14.737cm" svg:height="8.599cm" draw:z-index="0"><draw:image xlink:href="Pictures/100000000000022D00000145667B3B63274E6A30.png" xlink:type="simple" xlink:show="embed" xlink:actuate="onLoad" draw:mime-type="image/png"/></draw:frame><text:line-break/><draw:frame draw:style-name="fr1" draw:name="Image2" text:anchor-type="as-char" svg:width="14.737cm" svg:height="8.599cm" draw:z-index="1"><draw:image xlink:href="Pictures/100000000000022D00000145462EC8B11BA8ABF1.png" xlink:type="simple" xlink:show="embed" xlink:actuate="onLoad" draw:mime-type="image/png"/></draw:frame><text:line-break/><draw:frame draw:style-name="fr1" draw:name="Image3" text:anchor-type="as-char" svg:width="14.737cm" svg:height="8.599cm" draw:z-index="2"><draw:image xlink:href="Pictures/100000000000022D0000014558E131CB14B32E7F.png" xlink:type="simple" xlink:show="embed" xlink:actuate="onLoad" draw:mime-type="image/png"/></draw:frame><text:line-break/><text:soft-page-break/><draw:frame draw:style-name="fr1" draw:name="Image4" text:anchor-type="as-char" svg:width="14.737cm" svg:height="8.599cm" draw:z-index="3"><draw:image xlink:href="Pictures/100000000000022D0000014518D98505FE7E5284.png" xlink:type="simple" xlink:show="embed" xlink:actuate="onLoad" draw:mime-type="image/png"/></draw:frame><text:line-break/><draw:frame draw:style-name="fr1" draw:name="Image5" text:anchor-type="as-char" svg:width="14.737cm" svg:height="8.599cm" draw:z-index="4"><draw:image xlink:href="Pictures/100000000000022D00000145BF27341CECCF107D.png" xlink:type="simple" xlink:show="embed" xlink:actuate="onLoad" draw:mime-type="image/png"/></draw:frame><text:line-break/><draw:frame draw:style-name="fr1" draw:name="Image6" text:anchor-type="as-char" svg:width="14.737cm" svg:height="8.599cm" draw:z-index="5"><draw:image xlink:href="Pictures/100000000000022D00000145F26734AF1F8891CF.png" xlink:type="simple" xlink:show="embed" xlink:actuate="onLoad" draw:mime-type="image/png"/></draw:frame><text:line-break/><text:soft-page-break/><draw:frame draw:style-name="fr1" draw:name="Image7" text:anchor-type="as-char" svg:width="14.737cm" svg:height="8.599cm" draw:z-index="6"><draw:image xlink:href="Pictures/100000000000022D00000145ADC20CC510D86DB1.png" xlink:type="simple" xlink:show="embed" xlink:actuate="onLoad" draw:mime-type="image/png"/></draw:frame><text:line-break/><draw:frame draw:style-name="fr1" draw:name="Image8" text:anchor-type="as-char" svg:width="14.737cm" svg:height="8.599cm" draw:z-index="7"><draw:image xlink:href="Pictures/100000000000022D000001455C561525AE65E669.png" xlink:type="simple" xlink:show="embed" xlink:actuate="onLoad" draw:mime-type="image/png"/></draw:frame><text:line-break/><draw:frame draw:style-name="fr1" draw:name="Image9" text:anchor-type="as-char" svg:width="14.737cm" svg:height="8.599cm" draw:z-index="8"><draw:image xlink:href="Pictures/100000000000022D00000145EC4210310F574E0E.png" xlink:type="simple" xlink:show="embed" xlink:actuate="onLoad" draw:mime-type="image/png"/></draw:frame><text:line-break/><text:soft-page-break/><draw:frame draw:style-name="fr1" draw:name="Image10" text:anchor-type="as-char" svg:width="14.737cm" svg:height="8.599cm" draw:z-index="9"><draw:image xlink:href="Pictures/100000000000022D00000145AB01C082DF00E933.png" xlink:type="simple" xlink:show="embed" xlink:actuate="onLoad" draw:mime-type="image/png"/></draw:frame><text:line-break/><draw:frame draw:style-name="fr1" draw:name="Image11" text:anchor-type="as-char" svg:width="14.737cm" svg:height="8.599cm" draw:z-index="10"><draw:image xlink:href="Pictures/100000000000022D0000014552C1DC8618CE716F.png" xlink:type="simple" xlink:show="embed" xlink:actuate="onLoad" draw:mime-type="image/png"/></draw:frame><text:line-break/><draw:frame draw:style-name="fr1" draw:name="Image12" text:anchor-type="as-char" svg:width="14.737cm" svg:height="8.599cm" draw:z-index="11"><draw:image xlink:href="Pictures/100000000000022D00000145A4F3097B7222AD0B.png" xlink:type="simple" xlink:show="embed" xlink:actuate="onLoad" draw:mime-type="image/png"/></draw:frame><text:line-break/><text:soft-page-break/><draw:frame draw:style-name="fr1" draw:name="Image13" text:anchor-type="as-char" svg:width="14.737cm" svg:height="8.599cm" draw:z-index="12"><draw:image xlink:href="Pictures/100000000000022D000001458D0A4A3E0C449600.png" xlink:type="simple" xlink:show="embed" xlink:actuate="onLoad" draw:mime-type="image/png"/></draw:frame><text:line-break/><draw:frame draw:style-name="fr1" draw:name="Image14" text:anchor-type="as-char" svg:width="14.737cm" svg:height="8.599cm" draw:z-index="13"><draw:image xlink:href="Pictures/100000000000022D000001453BA9EC43CE05BDB9.png" xlink:type="simple" xlink:show="embed" xlink:actuate="onLoad" draw:mime-type="image/png"/></draw:frame><text:line-break/><draw:frame draw:style-name="fr1" draw:name="Image15" text:anchor-type="as-char" svg:width="14.737cm" svg:height="8.599cm" draw:z-index="14"><draw:image xlink:href="Pictures/100000000000022D000001453F9FDF116D23D75F.png" xlink:type="simple" xlink:show="embed" xlink:actuate="onLoad" draw:mime-type="image/png"/></draw:frame><text:line-break/><text:soft-page-break/><draw:frame draw:style-name="fr1" draw:name="Image16" text:anchor-type="as-char" svg:width="14.737cm" svg:height="8.599cm" draw:z-index="15"><draw:image xlink:href="Pictures/100000000000022D000001450B182EF17FCEA353.png" xlink:type="simple" xlink:show="embed" xlink:actuate="onLoad" draw:mime-type="image/png"/></draw:frame><text:line-break/><draw:frame draw:style-name="fr1" draw:name="Image17" text:anchor-type="as-char" svg:width="14.737cm" svg:height="8.599cm" draw:z-index="16"><draw:image xlink:href="Pictures/100000000000022D00000145C1F00926E1DAA298.png" xlink:type="simple" xlink:show="embed" xlink:actuate="onLoad" draw:mime-type="image/png"/></draw:frame><text:line-break/><draw:frame draw:style-name="fr1" draw:name="Image18" text:anchor-type="as-char" svg:width="14.737cm" svg:height="8.599cm" draw:z-index="17"><draw:image xlink:href="Pictures/100000000000022D00000145B252C6BB5ADD7A3C.png" xlink:type="simple" xlink:show="embed" xlink:actuate="onLoad" draw:mime-type="image/png"/></draw:frame><text:line-break/><text:soft-page-break/><draw:frame draw:style-name="fr1" draw:name="Image19" text:anchor-type="as-char" svg:width="14.737cm" svg:height="8.599cm" draw:z-index="18"><draw:image xlink:href="Pictures/100000000000022D00000145E3354464AEAE5D2F.png" xlink:type="simple" xlink:show="embed" xlink:actuate="onLoad" draw:mime-type="image/png"/></draw:frame><text:line-break/><draw:frame draw:style-name="fr1" draw:name="Image20" text:anchor-type="as-char" svg:width="14.737cm" svg:height="8.599cm" draw:z-index="19"><draw:image xlink:href="Pictures/100000000000022D00000145947A49BA0B93D260.png" xlink:type="simple" xlink:show="embed" xlink:actuate="onLoad" draw:mime-type="image/png"/></draw:frame><text:line-break/><draw:frame draw:style-name="fr1" draw:name="Image21" text:anchor-type="as-char" svg:width="14.737cm" svg:height="8.599cm" draw:z-index="20"><draw:image xlink:href="Pictures/100000000000022D0000014524999064CDD5C672.png" xlink:type="simple" xlink:show="embed" xlink:actuate="onLoad" draw:mime-type="image/png"/></draw:frame><text:line-break/><text:soft-page-break/><draw:frame draw:style-name="fr1" draw:name="Image22" text:anchor-type="as-char" svg:width="14.737cm" svg:height="8.599cm" draw:z-index="21"><draw:image xlink:href="Pictures/100000000000022D000001457BDE643308849D19.png" xlink:type="simple" xlink:show="embed" xlink:actuate="onLoad" draw:mime-type="image/png"/></draw:frame><text:line-break/><draw:frame draw:style-name="fr1" draw:name="Image23" text:anchor-type="as-char" svg:width="14.737cm" svg:height="8.599cm" draw:z-index="22"><draw:image xlink:href="Pictures/100000000000022D0000014553721EAEC36B3175.png" xlink:type="simple" xlink:show="embed" xlink:actuate="onLoad" draw:mime-type="image/png"/></draw:frame><text:line-break/><draw:frame draw:style-name="fr1" draw:name="Image24" text:anchor-type="as-char" svg:width="14.737cm" svg:height="8.599cm" draw:z-index="23"><draw:image xlink:href="Pictures/100000000000022D00000145E32154A7B246CB44.png" xlink:type="simple" xlink:show="embed" xlink:actuate="onLoad" draw:mime-type="image/png"/></draw:frame><text:line-break/><text:soft-page-break/><draw:frame draw:style-name="fr1" draw:name="Image25" text:anchor-type="as-char" svg:width="14.737cm" svg:height="8.599cm" draw:z-index="24"><draw:image xlink:href="Pictures/100000000000022D00000145BE05EE3CDA92CF53.png" xlink:type="simple" xlink:show="embed" xlink:actuate="onLoad" draw:mime-type="image/png"/></draw:frame><text:line-break/><draw:frame draw:style-name="fr1" draw:name="Image26" text:anchor-type="as-char" svg:width="14.737cm" svg:height="8.599cm" draw:z-index="25"><draw:image xlink:href="Pictures/100000000000022D0000014590019156094D7543.png" xlink:type="simple" xlink:show="embed" xlink:actuate="onLoad" draw:mime-type="image/png"/></draw:frame><text:line-break/><draw:frame draw:style-name="fr1" draw:name="Image27" text:anchor-type="as-char" svg:width="14.737cm" svg:height="8.599cm" draw:z-index="26"><draw:image xlink:href="Pictures/100000000000022D00000145C9B9EA4AF57D9555.png" xlink:type="simple" xlink:show="embed" xlink:actuate="onLoad" draw:mime-type="image/png"/></draw:frame><text:line-break/><text:soft-page-break/><draw:frame draw:style-name="fr1" draw:name="Image28" text:anchor-type="as-char" svg:width="14.737cm" svg:height="8.599cm" draw:z-index="27"><draw:image xlink:href="Pictures/100000000000022D00000145CC6BB2D6A8724E9F.png" xlink:type="simple" xlink:show="embed" xlink:actuate="onLoad" draw:mime-type="image/png"/></draw:frame><text:line-break/><draw:frame draw:style-name="fr1" draw:name="Image29" text:anchor-type="as-char" svg:width="14.737cm" svg:height="8.599cm" draw:z-index="28"><draw:image xlink:href="Pictures/100000000000022D00000145E6738B9B79793130.png" xlink:type="simple" xlink:show="embed" xlink:actuate="onLoad" draw:mime-type="image/png"/></draw:frame><text:line-break/><draw:frame draw:style-name="fr1" draw:name="Image30" text:anchor-type="as-char" svg:width="14.737cm" svg:height="8.599cm" draw:z-index="29"><draw:image xlink:href="Pictures/100000000000022D000001457E8AB762189DAF0C.png" xlink:type="simple" xlink:show="embed" xlink:actuate="onLoad" draw:mime-type="image/png"/></draw:frame><text:line-break/><text:soft-page-break/><draw:frame draw:style-name="fr1" draw:name="Image31" text:anchor-type="as-char" svg:width="14.737cm" svg:height="8.599cm" draw:z-index="30"><draw:image xlink:href="Pictures/100000000000022D000001457CE30D6CE4600CC5.png" xlink:type="simple" xlink:show="embed" xlink:actuate="onLoad" draw:mime-type="image/png"/></draw:frame><text:line-break/><draw:frame draw:style-name="fr1" draw:name="Image32" text:anchor-type="as-char" svg:width="14.737cm" svg:height="8.599cm" draw:z-index="31"><draw:image xlink:href="Pictures/100000000000022D000001450A0681ACC737D84B.png" xlink:type="simple" xlink:show="embed" xlink:actuate="onLoad" draw:mime-type="image/png"/></draw:frame><text:line-break/><draw:frame draw:style-name="fr1" draw:name="Image33" text:anchor-type="as-char" svg:width="14.737cm" svg:height="8.599cm" draw:z-index="32"><draw:image xlink:href="Pictures/100000000000022D000001459EF8556DA8E41851.png" xlink:type="simple" xlink:show="embed" xlink:actuate="onLoad" draw:mime-type="image/png"/></draw:frame><text:line-break/><text:soft-page-break/><draw:frame draw:style-name="fr1" draw:name="Image34" text:anchor-type="as-char" svg:width="14.737cm" svg:height="8.599cm" draw:z-index="33"><draw:image xlink:href="Pictures/100000000000022D000001455EE5AC8EFE06D631.png" xlink:type="simple" xlink:show="embed" xlink:actuate="onLoad" draw:mime-type="image/png"/></draw:frame><text:line-break/><draw:frame draw:style-name="fr1" draw:name="Image35" text:anchor-type="as-char" svg:width="14.737cm" svg:height="8.599cm" draw:z-index="34"><draw:image xlink:href="Pictures/100000000000022D00000145031D3B081DD72B7F.png" xlink:type="simple" xlink:show="embed" xlink:actuate="onLoad" draw:mime-type="image/png"/></draw:frame><text:line-break/><draw:frame draw:style-name="fr1" draw:name="Image36" text:anchor-type="as-char" svg:width="14.737cm" svg:height="8.599cm" draw:z-index="35"><draw:image xlink:href="Pictures/100000000000022D00000145C142ACCDA3E4310C.png" xlink:type="simple" xlink:show="embed" xlink:actuate="onLoad" draw:mime-type="image/png"/></draw:frame><text:line-break/><text:soft-page-break/><draw:frame draw:style-name="fr1" draw:name="Image37" text:anchor-type="as-char" svg:width="14.737cm" svg:height="8.599cm" draw:z-index="36"><draw:image xlink:href="Pictures/100000000000022D000001458EC5B13CFE13F6CD.png" xlink:type="simple" xlink:show="embed" xlink:actuate="onLoad" draw:mime-type="image/png"/></draw:frame><text:line-break/><draw:frame draw:style-name="fr1" draw:name="Image38" text:anchor-type="as-char" svg:width="14.737cm" svg:height="8.599cm" draw:z-index="37"><draw:image xlink:href="Pictures/100000000000022D00000145108BDB84381C5C15.png" xlink:type="simple" xlink:show="embed" xlink:actuate="onLoad" draw:mime-type="image/png"/></draw:frame><text:line-break/><draw:frame draw:style-name="fr1" draw:name="Image39" text:anchor-type="as-char" svg:width="14.737cm" svg:height="8.599cm" draw:z-index="38"><draw:image xlink:href="Pictures/100000000000022D00000145007654447A165E74.png" xlink:type="simple" xlink:show="embed" xlink:actuate="onLoad" draw:mime-type="image/png"/></draw:frame><text:line-break/><text:soft-page-break/><draw:frame draw:style-name="fr1" draw:name="Image40" text:anchor-type="as-char" svg:width="14.737cm" svg:height="8.599cm" draw:z-index="39"><draw:image xlink:href="Pictures/100000000000022D000001455A4A83B2A40546F3.png" xlink:type="simple" xlink:show="embed" xlink:actuate="onLoad" draw:mime-type="image/png"/></draw:frame><text:line-break/><draw:frame draw:style-name="fr1" draw:name="Image41" text:anchor-type="as-char" svg:width="14.737cm" svg:height="8.599cm" draw:z-index="40"><draw:image xlink:href="Pictures/100000000000022D0000014588088943B135C6B2.png" xlink:type="simple" xlink:show="embed" xlink:actuate="onLoad" draw:mime-type="image/png"/></draw:frame><text:line-break/><draw:frame draw:style-name="fr1" draw:name="Image42" text:anchor-type="as-char" svg:width="14.737cm" svg:height="8.599cm" draw:z-index="41"><draw:image xlink:href="Pictures/100000000000022D000001459042087315A56B37.png" xlink:type="simple" xlink:show="embed" xlink:actuate="onLoad" draw:mime-type="image/png"/></draw:frame><text:line-break/><text:soft-page-break/><draw:frame draw:style-name="fr1" draw:name="Image43" text:anchor-type="as-char" svg:width="14.737cm" svg:height="8.599cm" draw:z-index="42"><draw:image xlink:href="Pictures/100000000000022D000001456F0D2723132D5DD8.png" xlink:type="simple" xlink:show="embed" xlink:actuate="onLoad" draw:mime-type="image/png"/></draw:frame><text:line-break/><draw:frame draw:style-name="fr1" draw:name="Image44" text:anchor-type="as-char" svg:width="14.737cm" svg:height="8.599cm" draw:z-index="43"><draw:image xlink:href="Pictures/100000000000022D00000145EF93ECD490221910.png" xlink:type="simple" xlink:show="embed" xlink:actuate="onLoad" draw:mime-type="image/png"/></draw:frame><text:line-break/><draw:frame draw:style-name="fr1" draw:name="Image45" text:anchor-type="as-char" svg:width="14.737cm" svg:height="8.599cm" draw:z-index="44"><draw:image xlink:href="Pictures/100000000000022D00000145D6825A2470E8E4DD.png" xlink:type="simple" xlink:show="embed" xlink:actuate="onLoad" draw:mime-type="image/png"/></draw:frame><text:line-break/><text:soft-page-break/><draw:frame draw:style-name="fr1" draw:name="Image46" text:anchor-type="as-char" svg:width="14.737cm" svg:height="8.599cm" draw:z-index="45"><draw:image xlink:href="Pictures/100000000000022D00000145547BD4F015BD3233.png" xlink:type="simple" xlink:show="embed" xlink:actuate="onLoad" draw:mime-type="image/png"/></draw:frame><text:line-break/><draw:frame draw:style-name="fr1" draw:name="Image47" text:anchor-type="as-char" svg:width="14.737cm" svg:height="8.599cm" draw:z-index="46"><draw:image xlink:href="Pictures/100000000000022D00000145DBC42DC07B9AE669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5T21:11:06.233051249</meta:creation-date>
    <dc:date>2022-04-06T01:19:10.645131101</dc:date>
    <meta:editing-duration>PT13M11S</meta:editing-duration>
    <meta:editing-cycles>1</meta:editing-cycles>
    <meta:document-statistic meta:table-count="0" meta:image-count="47" meta:object-count="0" meta:page-count="16" meta:paragraph-count="1" meta:word-count="0" meta:character-count="47" meta:non-whitespace-character-count="0"/>
    <meta:generator>LibreOffice/7.2.5.2.0$Linux_X86_64 LibreOffice_project/20$Build-2</meta:generator>
  </office:meta>
</office:document-meta>
</file>